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304.92pt" svg:x="184.2pt" svg:y="115.97pt">
            <loext:p draw:notify-on-update-of-ranges="Sheet1.B1:Sheet1.B1 Sheet1.B2:Sheet1.B4 Sheet1.C1:Sheet1.C1 Sheet1.C2:Sheet1.C4 Sheet1.D1:Sheet1.D1 Sheet1.D2:Sheet1.D4 Sheet1.E1:Sheet1.E1 Sheet1.E2:Sheet1.E4 Sheet1.F1:Sheet1.F1 Sheet1.F2:Sheet1.F4 Sheet1.G1:Sheet1.G1 Sheet1.G2:Sheet1.G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350.31pt" svg:x="666.26pt" svg:y="72.09pt">
            <loext:p draw:notify-on-update-of-ranges="Sheet1.H1:Sheet1.H1 Sheet1.H2:Sheet1.H4 Sheet1.I1:Sheet1.I1 Sheet1.I2:Sheet1.I4 Sheet1.J1:Sheet1.J1 Sheet1.J2:Sheet1.J4 Sheet1.K1:Sheet1.K1 Sheet1.K2:Sheet1.K4 Sheet1.L1:Sheet1.L1 Sheet1.L2:Sheet1.L4 Sheet1.M1:Sheet1.M1 Sheet1.M2:Sheet1.M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192.78pt" svg:y="576.77pt">
            <loext:p draw:notify-on-update-of-ranges="Sheet1.B39:Sheet1.B39 Sheet1.B40:Sheet1.B42 Sheet1.C39:Sheet1.C39 Sheet1.C40:Sheet1.C42 Sheet1.D39:Sheet1.D39 Sheet1.D40:Sheet1.D42 Sheet1.E39:Sheet1.E39 Sheet1.E40:Sheet1.E42 Sheet1.F39:Sheet1.F39 Sheet1.F40:Sheet1.F42 Sheet1.G39:Sheet1.G39 Sheet1.G40:Sheet1.G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25.67pt" svg:x="703.19pt" svg:y="576.99pt">
            <loext:p draw:notify-on-update-of-ranges="Sheet1.H39:Sheet1.H39 Sheet1.H40:Sheet1.H42 Sheet1.I39:Sheet1.I39 Sheet1.I40:Sheet1.I42 Sheet1.J39:Sheet1.J39 Sheet1.J40:Sheet1.J42 Sheet1.K39:Sheet1.K39 Sheet1.K40:Sheet1.K42 Sheet1.L39:Sheet1.L39 Sheet1.L40:Sheet1.L42 Sheet1.M39:Sheet1.M39 Sheet1.M40:Sheet1.M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6pt" svg:x="193.55pt" svg:y="925.37pt">
            <loext:p draw:notify-on-update-of-ranges="Sheet1.B68:Sheet1.B68 Sheet1.B69:Sheet1.B71 Sheet1.C68:Sheet1.C68 Sheet1.C69:Sheet1.C71 Sheet1.D68:Sheet1.D68 Sheet1.D69:Sheet1.D71 Sheet1.E68:Sheet1.E68 Sheet1.E69:Sheet1.E71 Sheet1.F68:Sheet1.F68 Sheet1.F69:Sheet1.F71 Sheet1.G68:Sheet1.G68 Sheet1.G69:Sheet1.G7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10.08pt" svg:x="704.52pt" svg:y="947.96pt">
            <loext:p draw:notify-on-update-of-ranges="Sheet1.H68:Sheet1.H68 Sheet1.H69:Sheet1.H71 Sheet1.I68:Sheet1.I68 Sheet1.I69:Sheet1.I71 Sheet1.J68:Sheet1.J68 Sheet1.J69:Sheet1.J71 Sheet1.K68:Sheet1.K68 Sheet1.K69:Sheet1.K71 Sheet1.L68:Sheet1.L68 Sheet1.L69:Sheet1.L71 Sheet1.M68:Sheet1.M68 Sheet1.M69:Sheet1.M7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SMHIRCA_season</text:p>
          </table:table-cell>
          <table:table-cell office:value-type="string" calcext:value-type="string">
            <text:p>MPI_season</text:p>
          </table:table-cell>
          <table:table-cell office:value-type="string" calcext:value-type="string">
            <text:p>ICTP_season</text:p>
          </table:table-cell>
          <table:table-cell office:value-type="string" calcext:value-type="string">
            <text:p>DMI_season</text:p>
          </table:table-cell>
          <table:table-cell office:value-type="string" calcext:value-type="string">
            <text:p>KNMI_season</text:p>
          </table:table-cell>
          <table:table-cell office:value-type="string" calcext:value-type="string">
            <text:p>Mean_season</text:p>
          </table:table-cell>
          <table:table-cell office:value-type="string" calcext:value-type="string">
            <text:p>SMHIRCA_July</text:p>
          </table:table-cell>
          <table:table-cell office:value-type="string" calcext:value-type="string">
            <text:p>MPI_July</text:p>
          </table:table-cell>
          <table:table-cell office:value-type="string" calcext:value-type="string">
            <text:p>ICTP_July</text:p>
          </table:table-cell>
          <table:table-cell office:value-type="string" calcext:value-type="string">
            <text:p>DMI_July</text:p>
          </table:table-cell>
          <table:table-cell office:value-type="string" calcext:value-type="string">
            <text:p>KNMI_July</text:p>
          </table:table-cell>
          <table:table-cell office:value-type="string" calcext:value-type="string">
            <text:p>Mean_season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63.3" calcext:value-type="float">
            <text:p>463.3</text:p>
          </table:table-cell>
          <table:table-cell table:style-name="ce2" office:value-type="float" office:value="462.3" calcext:value-type="float">
            <text:p>462.3</text:p>
          </table:table-cell>
          <table:table-cell office:value-type="float" office:value="452.4" calcext:value-type="float">
            <text:p>452.4</text:p>
          </table:table-cell>
          <table:table-cell office:value-type="float" office:value="448.5" calcext:value-type="float">
            <text:p>448.5</text:p>
          </table:table-cell>
          <table:table-cell office:value-type="float" office:value="452.7" calcext:value-type="float">
            <text:p>452.7</text:p>
          </table:table-cell>
          <table:table-cell table:formula="of:=AVERAGE([.B2:.F2])" office:value-type="float" office:value="455.84" calcext:value-type="float">
            <text:p>455.84</text:p>
          </table:table-cell>
          <table:table-cell office:value-type="float" office:value="468.8" calcext:value-type="float">
            <text:p>468.8</text:p>
          </table:table-cell>
          <table:table-cell office:value-type="float" office:value="465.4" calcext:value-type="float">
            <text:p>465.4</text:p>
          </table:table-cell>
          <table:table-cell office:value-type="float" office:value="457.9" calcext:value-type="float">
            <text:p>457.9</text:p>
          </table:table-cell>
          <table:table-cell office:value-type="float" office:value="448.3" calcext:value-type="float">
            <text:p>448.3</text:p>
          </table:table-cell>
          <table:table-cell office:value-type="float" office:value="451.6" calcext:value-type="float">
            <text:p>451.6</text:p>
          </table:table-cell>
          <table:table-cell table:formula="of:=AVERAGE([.H2:.L2])" office:value-type="float" office:value="458.4" calcext:value-type="float">
            <text:p>458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63.5" calcext:value-type="float">
            <text:p>463.5</text:p>
          </table:table-cell>
          <table:table-cell office:value-type="float" office:value="458" calcext:value-type="float">
            <text:p>458</text:p>
          </table:table-cell>
          <table:table-cell office:value-type="float" office:value="460.1" calcext:value-type="float">
            <text:p>460.1</text:p>
          </table:table-cell>
          <table:table-cell office:value-type="float" office:value="445.9" calcext:value-type="float">
            <text:p>445.9</text:p>
          </table:table-cell>
          <table:table-cell table:style-name="ce2" office:value-type="float" office:value="452.8" calcext:value-type="float">
            <text:p>452.8</text:p>
          </table:table-cell>
          <table:table-cell table:formula="of:=AVERAGE([.B3:.F3])" office:value-type="float" office:value="456.06" calcext:value-type="float">
            <text:p>456.06</text:p>
          </table:table-cell>
          <table:table-cell office:value-type="float" office:value="468.3" calcext:value-type="float">
            <text:p>468.3</text:p>
          </table:table-cell>
          <table:table-cell office:value-type="float" office:value="459" calcext:value-type="float">
            <text:p>459</text:p>
          </table:table-cell>
          <table:table-cell office:value-type="float" office:value="464" calcext:value-type="float">
            <text:p>464</text:p>
          </table:table-cell>
          <table:table-cell office:value-type="float" office:value="447.7" calcext:value-type="float">
            <text:p>447.7</text:p>
          </table:table-cell>
          <table:table-cell office:value-type="float" office:value="448.5" calcext:value-type="float">
            <text:p>448.5</text:p>
          </table:table-cell>
          <table:table-cell table:formula="of:=AVERAGE([.H3:.L3])" office:value-type="float" office:value="457.5" calcext:value-type="float">
            <text:p>457.5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445.1" calcext:value-type="float">
            <text:p>445.1</text:p>
          </table:table-cell>
          <table:table-cell office:value-type="float" office:value="435.4" calcext:value-type="float">
            <text:p>435.4</text:p>
          </table:table-cell>
          <table:table-cell office:value-type="float" office:value="453.5" calcext:value-type="float">
            <text:p>453.5</text:p>
          </table:table-cell>
          <table:table-cell office:value-type="float" office:value="444.8" calcext:value-type="float">
            <text:p>444.8</text:p>
          </table:table-cell>
          <table:table-cell office:value-type="float" office:value="427.9" calcext:value-type="float">
            <text:p>427.9</text:p>
          </table:table-cell>
          <table:table-cell table:formula="of:=AVERAGE([.B4:.F4])" office:value-type="float" office:value="441.34" calcext:value-type="float">
            <text:p>441.34</text:p>
          </table:table-cell>
          <table:table-cell office:value-type="float" office:value="452.1" calcext:value-type="float">
            <text:p>452.1</text:p>
          </table:table-cell>
          <table:table-cell office:value-type="float" office:value="442.4" calcext:value-type="float">
            <text:p>442.4</text:p>
          </table:table-cell>
          <table:table-cell office:value-type="float" office:value="459" calcext:value-type="float">
            <text:p>459</text:p>
          </table:table-cell>
          <table:table-cell office:value-type="float" office:value="450.3" calcext:value-type="float">
            <text:p>450.3</text:p>
          </table:table-cell>
          <table:table-cell office:value-type="float" office:value="433.4" calcext:value-type="float">
            <text:p>433.4</text:p>
          </table:table-cell>
          <table:table-cell table:formula="of:=AVERAGE([.H4:.L4])" office:value-type="float" office:value="447.44" calcext:value-type="float">
            <text:p>447.44</text:p>
          </table:table-cell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SMHIRCA_season</text:p>
          </table:table-cell>
          <table:table-cell office:value-type="string" calcext:value-type="string">
            <text:p>MPI_season</text:p>
          </table:table-cell>
          <table:table-cell office:value-type="string" calcext:value-type="string">
            <text:p>ICTP_season</text:p>
          </table:table-cell>
          <table:table-cell office:value-type="string" calcext:value-type="string">
            <text:p>DMI_season</text:p>
          </table:table-cell>
          <table:table-cell office:value-type="string" calcext:value-type="string">
            <text:p>KNMI_season</text:p>
          </table:table-cell>
          <table:table-cell office:value-type="string" calcext:value-type="string">
            <text:p>Mean_season</text:p>
          </table:table-cell>
          <table:table-cell office:value-type="string" calcext:value-type="string">
            <text:p>SMHIRCA_July</text:p>
          </table:table-cell>
          <table:table-cell office:value-type="string" calcext:value-type="string">
            <text:p>MPI_July</text:p>
          </table:table-cell>
          <table:table-cell office:value-type="string" calcext:value-type="string">
            <text:p>ICTP_July</text:p>
          </table:table-cell>
          <table:table-cell office:value-type="string" calcext:value-type="string">
            <text:p>DMI_July</text:p>
          </table:table-cell>
          <table:table-cell office:value-type="string" calcext:value-type="string">
            <text:p>KNMI_July</text:p>
          </table:table-cell>
          <table:table-cell office:value-type="string" calcext:value-type="string">
            <text:p>Mean_season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-0.4" calcext:value-type="float">
            <text:p>-0.4</text:p>
          </table:table-cell>
          <table:table-cell office:value-type="float" office:value="-4.3" calcext:value-type="float">
            <text:p>-4.3</text:p>
          </table:table-cell>
          <table:table-cell office:value-type="float" office:value="7.7" calcext:value-type="float">
            <text:p>7.7</text:p>
          </table:table-cell>
          <table:table-cell office:value-type="float" office:value="-2.7" calcext:value-type="float">
            <text:p>-2.7</text:p>
          </table:table-cell>
          <table:table-cell table:style-name="ce2" office:value-type="float" office:value="0.1" calcext:value-type="float">
            <text:p>0.1</text:p>
          </table:table-cell>
          <table:table-cell table:formula="of:=AVERAGE([.B41:.F41])" office:value-type="float" office:value="0.08" calcext:value-type="float">
            <text:p>0.08</text:p>
          </table:table-cell>
          <table:table-cell office:value-type="float" office:value="-0.5" calcext:value-type="float">
            <text:p>-0.5</text:p>
          </table:table-cell>
          <table:table-cell office:value-type="float" office:value="-6.5" calcext:value-type="float">
            <text:p>-6.5</text:p>
          </table:table-cell>
          <table:table-cell office:value-type="float" office:value="6.1" calcext:value-type="float">
            <text:p>6.1</text:p>
          </table:table-cell>
          <table:table-cell office:value-type="float" office:value="-0.6" calcext:value-type="float">
            <text:p>-0.6</text:p>
          </table:table-cell>
          <table:table-cell office:value-type="float" office:value="-3.2" calcext:value-type="float">
            <text:p>-3.2</text:p>
          </table:table-cell>
          <table:table-cell table:formula="of:=AVERAGE([.H41:.L41])"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-18.3" calcext:value-type="float">
            <text:p>-18.3</text:p>
          </table:table-cell>
          <table:table-cell office:value-type="float" office:value="-26.9" calcext:value-type="float">
            <text:p>-26.9</text:p>
          </table:table-cell>
          <table:table-cell office:value-type="float" office:value="1.1" calcext:value-type="float">
            <text:p>1.1</text:p>
          </table:table-cell>
          <table:table-cell office:value-type="float" office:value="-3.7" calcext:value-type="float">
            <text:p>-3.7</text:p>
          </table:table-cell>
          <table:table-cell office:value-type="float" office:value="-24.7" calcext:value-type="float">
            <text:p>-24.7</text:p>
          </table:table-cell>
          <table:table-cell table:formula="of:=AVERAGE([.B42:.F42])" office:value-type="float" office:value="-14.5" calcext:value-type="float">
            <text:p>-14.5</text:p>
          </table:table-cell>
          <table:table-cell office:value-type="float" office:value="-16.7" calcext:value-type="float">
            <text:p>-16.7</text:p>
          </table:table-cell>
          <table:table-cell office:value-type="float" office:value="-23" calcext:value-type="float">
            <text:p>-23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-18.3" calcext:value-type="float">
            <text:p>-18.3</text:p>
          </table:table-cell>
          <table:table-cell table:formula="of:=AVERAGE([.H42:.L42])" office:value-type="float" office:value="-10.98" calcext:value-type="float">
            <text:p>-10.98</text:p>
          </table:table-cell>
        </table:table-row>
        <table:table-row table:style-name="ro1" table:number-rows-repeated="25">
          <table:table-cell table:number-columns-repeated="13"/>
        </table:table-row>
        <table:table-row table:style-name="ro1">
          <table:table-cell/>
          <table:table-cell office:value-type="string" calcext:value-type="string">
            <text:p>SMHIRCA_season</text:p>
          </table:table-cell>
          <table:table-cell office:value-type="string" calcext:value-type="string">
            <text:p>MPI_season</text:p>
          </table:table-cell>
          <table:table-cell office:value-type="string" calcext:value-type="string">
            <text:p>ICTP_season</text:p>
          </table:table-cell>
          <table:table-cell office:value-type="string" calcext:value-type="string">
            <text:p>DMI_season</text:p>
          </table:table-cell>
          <table:table-cell office:value-type="string" calcext:value-type="string">
            <text:p>KNMI_season</text:p>
          </table:table-cell>
          <table:table-cell office:value-type="string" calcext:value-type="string">
            <text:p>Mean_season</text:p>
          </table:table-cell>
          <table:table-cell office:value-type="string" calcext:value-type="string">
            <text:p>SMHIRCA_July</text:p>
          </table:table-cell>
          <table:table-cell office:value-type="string" calcext:value-type="string">
            <text:p>MPI_July</text:p>
          </table:table-cell>
          <table:table-cell office:value-type="string" calcext:value-type="string">
            <text:p>ICTP_July</text:p>
          </table:table-cell>
          <table:table-cell office:value-type="string" calcext:value-type="string">
            <text:p>DMI_July</text:p>
          </table:table-cell>
          <table:table-cell office:value-type="string" calcext:value-type="string">
            <text:p>KNMI_July</text:p>
          </table:table-cell>
          <table:table-cell office:value-type="string" calcext:value-type="string">
            <text:p>Mean_season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([.B2]-[.B$2])/[.B$2]" office:value-type="float" office:value="0" calcext:value-type="float">
            <text:p>0</text:p>
          </table:table-cell>
          <table:table-cell table:formula="of:=([.C2]-[.C2])/[.C2]" office:value-type="float" office:value="0" calcext:value-type="float">
            <text:p>0</text:p>
          </table:table-cell>
          <table:table-cell table:formula="of:=([.D2]-[.D2])/[.D2]" office:value-type="float" office:value="0" calcext:value-type="float">
            <text:p>0</text:p>
          </table:table-cell>
          <table:table-cell table:formula="of:=([.E2]-[.E2])/[.E2]" office:value-type="float" office:value="0" calcext:value-type="float">
            <text:p>0</text:p>
          </table:table-cell>
          <table:table-cell table:formula="of:=([.F2]-[.F2])/[.F2]" office:value-type="float" office:value="0" calcext:value-type="float">
            <text:p>0</text:p>
          </table:table-cell>
          <table:table-cell table:formula="of:=([.G2]-[.G2])/[.G2]" office:value-type="float" office:value="0" calcext:value-type="float">
            <text:p>0</text:p>
          </table:table-cell>
          <table:table-cell table:formula="of:=([.H2]-[.H2])/[.H2]" office:value-type="float" office:value="0" calcext:value-type="float">
            <text:p>0</text:p>
          </table:table-cell>
          <table:table-cell table:formula="of:=([.I2]-[.I2])/[.I2]" office:value-type="float" office:value="0" calcext:value-type="float">
            <text:p>0</text:p>
          </table:table-cell>
          <table:table-cell table:formula="of:=([.J2]-[.J2])/[.J2]" office:value-type="float" office:value="0" calcext:value-type="float">
            <text:p>0</text:p>
          </table:table-cell>
          <table:table-cell table:formula="of:=([.K2]-[.K2])/[.K2]" office:value-type="float" office:value="0" calcext:value-type="float">
            <text:p>0</text:p>
          </table:table-cell>
          <table:table-cell table:formula="of:=([.L2]-[.L2])/[.L2]" office:value-type="float" office:value="0" calcext:value-type="float">
            <text:p>0</text:p>
          </table:table-cell>
          <table:table-cell table:formula="of:=([.M2]-[.M2])/[.M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1" table:formula="of:=([.B3]-[.B$2])/[.B$2]" office:value-type="percentage" office:value="0.000431685732786507" calcext:value-type="percentage">
            <text:p>0.04%</text:p>
          </table:table-cell>
          <table:table-cell table:style-name="ce1" table:formula="of:=([.C3]-[.C$2])/[.C$2]" office:value-type="percentage" office:value="-0.009301319489509" calcext:value-type="percentage">
            <text:p>-0.93%</text:p>
          </table:table-cell>
          <table:table-cell table:style-name="ce1" table:formula="of:=([.D3]-[.D$2])/[.D$2]" office:value-type="percentage" office:value="0.0170203359858533" calcext:value-type="percentage">
            <text:p>1.70%</text:p>
          </table:table-cell>
          <table:table-cell table:style-name="ce1" table:formula="of:=([.E3]-[.E$2])/[.E$2]" office:value-type="percentage" office:value="-0.00579710144927541" calcext:value-type="percentage">
            <text:p>-0.58%</text:p>
          </table:table-cell>
          <table:table-cell table:style-name="ce1" table:formula="of:=([.F3]-[.F$2])/[.F$2]" office:value-type="percentage" office:value="0.000220896841175221" calcext:value-type="percentage">
            <text:p>0.02%</text:p>
          </table:table-cell>
          <table:table-cell table:style-name="ce1" table:formula="of:=([.G3]-[.G$2])/[.G$2]" office:value-type="percentage" office:value="0.000482625482625542" calcext:value-type="percentage">
            <text:p>0.05%</text:p>
          </table:table-cell>
          <table:table-cell table:style-name="ce1" table:formula="of:=([.H3]-[.H$2])/[.H$2]" office:value-type="percentage" office:value="-0.00106655290102389" calcext:value-type="percentage">
            <text:p>-0.11%</text:p>
          </table:table-cell>
          <table:table-cell table:style-name="ce1" table:formula="of:=([.I3]-[.I$2])/[.I$2]" office:value-type="percentage" office:value="-0.0137516115169746" calcext:value-type="percentage">
            <text:p>-1.38%</text:p>
          </table:table-cell>
          <table:table-cell table:style-name="ce1" table:formula="of:=([.J3]-[.J$2])/[.J$2]" office:value-type="percentage" office:value="0.0133216859576327" calcext:value-type="percentage">
            <text:p>1.33%</text:p>
          </table:table-cell>
          <table:table-cell table:style-name="ce1" table:formula="of:=([.K3]-[.K$2])/[.K$2]" office:value-type="percentage" office:value="-0.00133838947133621" calcext:value-type="percentage">
            <text:p>-0.13%</text:p>
          </table:table-cell>
          <table:table-cell table:style-name="ce1" table:formula="of:=([.L3]-[.L$2])/[.L$2]" office:value-type="percentage" office:value="-0.0068644818423384" calcext:value-type="percentage">
            <text:p>-0.69%</text:p>
          </table:table-cell>
          <table:table-cell table:style-name="ce1" table:formula="of:=([.M3]-[.M$2])/[.M$2]" office:value-type="percentage" office:value="-0.00196335078534026" calcext:value-type="percentage">
            <text:p>-0.20%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table:style-name="ce1" table:formula="of:=([.B4]-[.B$2])/[.B$2]" office:value-type="percentage" office:value="-0.0392834016835743" calcext:value-type="percentage">
            <text:p>-3.93%</text:p>
          </table:table-cell>
          <table:table-cell table:style-name="ce1" table:formula="of:=([.C4]-[.C$2])/[.C$2]" office:value-type="percentage" office:value="-0.0581873242483237" calcext:value-type="percentage">
            <text:p>-5.82%</text:p>
          </table:table-cell>
          <table:table-cell table:style-name="ce1" table:formula="of:=([.D4]-[.D$2])/[.D$2]" office:value-type="percentage" office:value="0.00243147656940765" calcext:value-type="percentage">
            <text:p>0.24%</text:p>
          </table:table-cell>
          <table:table-cell table:style-name="ce1" table:formula="of:=([.E4]-[.E$2])/[.E$2]" office:value-type="percentage" office:value="-0.00824972129319953" calcext:value-type="percentage">
            <text:p>-0.82%</text:p>
          </table:table-cell>
          <table:table-cell table:style-name="ce1" table:formula="of:=([.F4]-[.F$2])/[.F$2]" office:value-type="percentage" office:value="-0.0547824166114425" calcext:value-type="percentage">
            <text:p>-5.48%</text:p>
          </table:table-cell>
          <table:table-cell table:style-name="ce1" table:formula="of:=([.G4]-[.G$2])/[.G$2]" office:value-type="percentage" office:value="-0.0318094068094069" calcext:value-type="percentage">
            <text:p>-3.18%</text:p>
          </table:table-cell>
          <table:table-cell table:style-name="ce1" table:formula="of:=([.H4]-[.H$2])/[.H$2]" office:value-type="percentage" office:value="-0.0356228668941979" calcext:value-type="percentage">
            <text:p>-3.56%</text:p>
          </table:table-cell>
          <table:table-cell table:style-name="ce1" table:formula="of:=([.I4]-[.I$2])/[.I$2]" office:value-type="percentage" office:value="-0.0494198538891276" calcext:value-type="percentage">
            <text:p>-4.94%</text:p>
          </table:table-cell>
          <table:table-cell table:style-name="ce1" table:formula="of:=([.J4]-[.J$2])/[.J$2]" office:value-type="percentage" office:value="0.00240227123826168" calcext:value-type="percentage">
            <text:p>0.24%</text:p>
          </table:table-cell>
          <table:table-cell table:style-name="ce1" table:formula="of:=([.K4]-[.K$2])/[.K$2]" office:value-type="percentage" office:value="0.0044612982377872" calcext:value-type="percentage">
            <text:p>0.45%</text:p>
          </table:table-cell>
          <table:table-cell table:style-name="ce1" table:formula="of:=([.L4]-[.L$2])/[.L$2]" office:value-type="percentage" office:value="-0.0403011514614704" calcext:value-type="percentage">
            <text:p>-4.03%</text:p>
          </table:table-cell>
          <table:table-cell table:style-name="ce1" table:formula="of:=([.M4]-[.M$2])/[.M$2]" office:value-type="percentage" office:value="-0.0239092495636999" calcext:value-type="percentage">
            <text:p>-2.39%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3:40:07.356640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03:02.126527177</meta:creation-date>
    <dc:date>2017-05-22T14:25:42.743376506</dc:date>
    <meta:editing-duration>PT1H20M58S</meta:editing-duration>
    <meta:editing-cycles>7</meta:editing-cycles>
    <meta:generator>LibreOffice/5.0.3.2$Linux_X86_64 LibreOffice_project/00m0$Build-2</meta:generator>
    <meta:document-statistic meta:table-count="1" meta:cell-count="15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758cm" xlink:href=".." xlink:type="simple" chart:class="chart:line" chart:style-name="ch1">
        <chart:legend chart:legend-position="end" svg:x="11.77cm" svg:y="3.835cm" style:legend-expansion="high" chart:style-name="ch2"/>
        <chart:plot-area chart:style-name="ch3" table:cell-range-address="Sheet1.B1:Sheet1.G4" chart:data-source-has-labels="row" svg:x="0.319cm" svg:y="0.215cm" svg:width="11.132cm" svg:height="10.328cm">
          <chartooo:coordinate-region svg:x="1.126cm" svg:y="0.414cm" svg:width="10.232cm" svg:height="9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B1:Sheet1.B1" chart:class="chart:line">
            <chart:data-point chart:repeated="3"/>
          </chart:series>
          <chart:series chart:style-name="ch7" chart:values-cell-range-address="Sheet1.C2:Sheet1.C4" chart:label-cell-address="Sheet1.C1:Sheet1.C1" chart:class="chart:line">
            <chart:data-point chart:repeated="3"/>
          </chart:series>
          <chart:series chart:style-name="ch8" chart:values-cell-range-address="Sheet1.D2:Sheet1.D4" chart:label-cell-address="Sheet1.D1:Sheet1.D1" chart:class="chart:line">
            <chart:data-point chart:repeated="3"/>
          </chart:series>
          <chart:series chart:style-name="ch9" chart:values-cell-range-address="Sheet1.E2:Sheet1.E4" chart:label-cell-address="Sheet1.E1:Sheet1.E1" chart:class="chart:line">
            <chart:data-point chart:repeated="3"/>
          </chart:series>
          <chart:series chart:style-name="ch10" chart:values-cell-range-address="Sheet1.F2:Sheet1.F4" chart:label-cell-address="Sheet1.F1:Sheet1.F1" chart:class="chart:line">
            <chart:data-point chart:repeated="3"/>
          </chart:series>
          <chart:series chart:style-name="ch11" chart:values-cell-range-address="Sheet1.G2:Sheet1.G4" chart:label-cell-address="Sheet1.G1:Sheet1.G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season</text:p>
                <draw:g>
                  <svg:desc>Sheet1.B1:Sheet1.B1</svg:desc>
                </draw:g>
              </table:table-cell>
              <table:table-cell office:value-type="string">
                <text:p>MPI_season</text:p>
                <draw:g>
                  <svg:desc>Sheet1.C1:Sheet1.C1</svg:desc>
                </draw:g>
              </table:table-cell>
              <table:table-cell office:value-type="string">
                <text:p>ICTP_season</text:p>
                <draw:g>
                  <svg:desc>Sheet1.D1:Sheet1.D1</svg:desc>
                </draw:g>
              </table:table-cell>
              <table:table-cell office:value-type="string">
                <text:p>DMI_season</text:p>
                <draw:g>
                  <svg:desc>Sheet1.E1:Sheet1.E1</svg:desc>
                </draw:g>
              </table:table-cell>
              <table:table-cell office:value-type="string">
                <text:p>KNMI_season</text:p>
                <draw:g>
                  <svg:desc>Sheet1.F1:Sheet1.F1</svg:desc>
                </draw:g>
              </table:table-cell>
              <table:table-cell office:value-type="string">
                <text:p>Mean_seaso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3.3">
                <text:p>463.3</text:p>
                <draw:g>
                  <svg:desc>Sheet1.B2:Sheet1.B4</svg:desc>
                </draw:g>
              </table:table-cell>
              <table:table-cell office:value-type="float" office:value="462.3">
                <text:p>462.3</text:p>
                <draw:g>
                  <svg:desc>Sheet1.C2:Sheet1.C4</svg:desc>
                </draw:g>
              </table:table-cell>
              <table:table-cell office:value-type="float" office:value="452.4">
                <text:p>452.4</text:p>
                <draw:g>
                  <svg:desc>Sheet1.D2:Sheet1.D4</svg:desc>
                </draw:g>
              </table:table-cell>
              <table:table-cell office:value-type="float" office:value="448.5">
                <text:p>448.5</text:p>
                <draw:g>
                  <svg:desc>Sheet1.E2:Sheet1.E4</svg:desc>
                </draw:g>
              </table:table-cell>
              <table:table-cell office:value-type="float" office:value="452.7">
                <text:p>452.7</text:p>
                <draw:g>
                  <svg:desc>Sheet1.F2:Sheet1.F4</svg:desc>
                </draw:g>
              </table:table-cell>
              <table:table-cell office:value-type="float" office:value="455.84">
                <text:p>455.84</text:p>
                <draw:g>
                  <svg:desc>Sheet1.G2:Sheet1.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3.5">
                <text:p>463.5</text:p>
              </table:table-cell>
              <table:table-cell office:value-type="float" office:value="458">
                <text:p>458</text:p>
              </table:table-cell>
              <table:table-cell office:value-type="float" office:value="460.1">
                <text:p>460.1</text:p>
              </table:table-cell>
              <table:table-cell office:value-type="float" office:value="445.9">
                <text:p>445.9</text:p>
              </table:table-cell>
              <table:table-cell office:value-type="float" office:value="452.8">
                <text:p>452.8</text:p>
              </table:table-cell>
              <table:table-cell office:value-type="float" office:value="456.06">
                <text:p>456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5.1">
                <text:p>445.1</text:p>
              </table:table-cell>
              <table:table-cell office:value-type="float" office:value="435.4">
                <text:p>435.4</text:p>
              </table:table-cell>
              <table:table-cell office:value-type="float" office:value="453.5">
                <text:p>453.5</text:p>
              </table:table-cell>
              <table:table-cell office:value-type="float" office:value="444.8">
                <text:p>444.8</text:p>
              </table:table-cell>
              <table:table-cell office:value-type="float" office:value="427.9">
                <text:p>427.9</text:p>
              </table:table-cell>
              <table:table-cell office:value-type="float" office:value="441.34">
                <text:p>441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2.359cm" xlink:href=".." xlink:type="simple" chart:class="chart:line" chart:style-name="ch1">
        <chart:legend chart:legend-position="end" svg:x="12.248cm" svg:y="4.635cm" style:legend-expansion="high" chart:style-name="ch2"/>
        <chart:plot-area chart:style-name="ch3" table:cell-range-address="Sheet1.H1:Sheet1.M4" chart:data-source-has-labels="row" svg:x="0.32cm" svg:y="0.247cm" svg:width="11.608cm" svg:height="11.865cm">
          <chartooo:coordinate-region svg:x="1.127cm" svg:y="0.446cm" svg:width="10.707cm" svg:height="11.0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4" chart:label-cell-address="Sheet1.H1:Sheet1.H1" chart:class="chart:line">
            <chart:data-point chart:repeated="3"/>
          </chart:series>
          <chart:series chart:style-name="ch7" chart:values-cell-range-address="Sheet1.I2:Sheet1.I4" chart:label-cell-address="Sheet1.I1:Sheet1.I1" chart:class="chart:line">
            <chart:data-point chart:repeated="3"/>
          </chart:series>
          <chart:series chart:style-name="ch8" chart:values-cell-range-address="Sheet1.J2:Sheet1.J4" chart:label-cell-address="Sheet1.J1:Sheet1.J1" chart:class="chart:line">
            <chart:data-point chart:repeated="3"/>
          </chart:series>
          <chart:series chart:style-name="ch9" chart:values-cell-range-address="Sheet1.K2:Sheet1.K4" chart:label-cell-address="Sheet1.K1:Sheet1.K1" chart:class="chart:line">
            <chart:data-point chart:repeated="3"/>
          </chart:series>
          <chart:series chart:style-name="ch10" chart:values-cell-range-address="Sheet1.L2:Sheet1.L4" chart:label-cell-address="Sheet1.L1:Sheet1.L1" chart:class="chart:line">
            <chart:data-point chart:repeated="3"/>
          </chart:series>
          <chart:series chart:style-name="ch11" chart:values-cell-range-address="Sheet1.M2:Sheet1.M4" chart:label-cell-address="Sheet1.M1:Sheet1.M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July</text:p>
                <draw:g>
                  <svg:desc>Sheet1.H1:Sheet1.H1</svg:desc>
                </draw:g>
              </table:table-cell>
              <table:table-cell office:value-type="string">
                <text:p>MPI_July</text:p>
                <draw:g>
                  <svg:desc>Sheet1.I1:Sheet1.I1</svg:desc>
                </draw:g>
              </table:table-cell>
              <table:table-cell office:value-type="string">
                <text:p>ICTP_July</text:p>
                <draw:g>
                  <svg:desc>Sheet1.J1:Sheet1.J1</svg:desc>
                </draw:g>
              </table:table-cell>
              <table:table-cell office:value-type="string">
                <text:p>DMI_July</text:p>
                <draw:g>
                  <svg:desc>Sheet1.K1:Sheet1.K1</svg:desc>
                </draw:g>
              </table:table-cell>
              <table:table-cell office:value-type="string">
                <text:p>KNMI_July</text:p>
                <draw:g>
                  <svg:desc>Sheet1.L1:Sheet1.L1</svg:desc>
                </draw:g>
              </table:table-cell>
              <table:table-cell office:value-type="string">
                <text:p>Mean_season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8.8">
                <text:p>468.8</text:p>
                <draw:g>
                  <svg:desc>Sheet1.H2:Sheet1.H4</svg:desc>
                </draw:g>
              </table:table-cell>
              <table:table-cell office:value-type="float" office:value="465.4">
                <text:p>465.4</text:p>
                <draw:g>
                  <svg:desc>Sheet1.I2:Sheet1.I4</svg:desc>
                </draw:g>
              </table:table-cell>
              <table:table-cell office:value-type="float" office:value="457.9">
                <text:p>457.9</text:p>
                <draw:g>
                  <svg:desc>Sheet1.J2:Sheet1.J4</svg:desc>
                </draw:g>
              </table:table-cell>
              <table:table-cell office:value-type="float" office:value="448.3">
                <text:p>448.3</text:p>
                <draw:g>
                  <svg:desc>Sheet1.K2:Sheet1.K4</svg:desc>
                </draw:g>
              </table:table-cell>
              <table:table-cell office:value-type="float" office:value="451.6">
                <text:p>451.6</text:p>
                <draw:g>
                  <svg:desc>Sheet1.L2:Sheet1.L4</svg:desc>
                </draw:g>
              </table:table-cell>
              <table:table-cell office:value-type="float" office:value="458.4">
                <text:p>458.4</text:p>
                <draw:g>
                  <svg:desc>Sheet1.M2:Sheet1.M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8.3">
                <text:p>468.3</text:p>
              </table:table-cell>
              <table:table-cell office:value-type="float" office:value="459">
                <text:p>459</text:p>
              </table:table-cell>
              <table:table-cell office:value-type="float" office:value="464">
                <text:p>464</text:p>
              </table:table-cell>
              <table:table-cell office:value-type="float" office:value="447.7">
                <text:p>447.7</text:p>
              </table:table-cell>
              <table:table-cell office:value-type="float" office:value="448.5">
                <text:p>448.5</text:p>
              </table:table-cell>
              <table:table-cell office:value-type="float" office:value="457.5">
                <text:p>45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2.1">
                <text:p>452.1</text:p>
              </table:table-cell>
              <table:table-cell office:value-type="float" office:value="442.4">
                <text:p>442.4</text:p>
              </table:table-cell>
              <table:table-cell office:value-type="float" office:value="459">
                <text:p>459</text:p>
              </table:table-cell>
              <table:table-cell office:value-type="float" office:value="450.3">
                <text:p>450.3</text:p>
              </table:table-cell>
              <table:table-cell office:value-type="float" office:value="433.4">
                <text:p>433.4</text:p>
              </table:table-cell>
              <table:table-cell office:value-type="float" office:value="447.44">
                <text:p>447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77cm" svg:y="2.959cm" style:legend-expansion="high" chart:style-name="ch2"/>
        <chart:plot-area chart:style-name="ch3" table:cell-range-address="Sheet1.B39:Sheet1.G42" chart:data-source-has-labels="row" svg:x="0.319cm" svg:y="0.18cm" svg:width="11.132cm" svg:height="8.646cm">
          <chartooo:coordinate-region svg:x="1.046cm" svg:y="0.379cm" svg:width="10.312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0:Sheet1.B42" chart:label-cell-address="Sheet1.B39:Sheet1.B39" chart:class="chart:line">
            <chart:data-point chart:repeated="3"/>
          </chart:series>
          <chart:series chart:style-name="ch7" chart:values-cell-range-address="Sheet1.C40:Sheet1.C42" chart:label-cell-address="Sheet1.C39:Sheet1.C39" chart:class="chart:line">
            <chart:data-point chart:repeated="3"/>
          </chart:series>
          <chart:series chart:style-name="ch8" chart:values-cell-range-address="Sheet1.D40:Sheet1.D42" chart:label-cell-address="Sheet1.D39:Sheet1.D39" chart:class="chart:line">
            <chart:data-point chart:repeated="3"/>
          </chart:series>
          <chart:series chart:style-name="ch9" chart:values-cell-range-address="Sheet1.E40:Sheet1.E42" chart:label-cell-address="Sheet1.E39:Sheet1.E39" chart:class="chart:line">
            <chart:data-point chart:repeated="3"/>
          </chart:series>
          <chart:series chart:style-name="ch10" chart:values-cell-range-address="Sheet1.F40:Sheet1.F42" chart:label-cell-address="Sheet1.F39:Sheet1.F39" chart:class="chart:line">
            <chart:data-point chart:repeated="3"/>
          </chart:series>
          <chart:series chart:style-name="ch11" chart:values-cell-range-address="Sheet1.G40:Sheet1.G42" chart:label-cell-address="Sheet1.G39:Sheet1.G3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season</text:p>
                <draw:g>
                  <svg:desc>Sheet1.B39:Sheet1.B39</svg:desc>
                </draw:g>
              </table:table-cell>
              <table:table-cell office:value-type="string">
                <text:p>MPI_season</text:p>
                <draw:g>
                  <svg:desc>Sheet1.C39:Sheet1.C39</svg:desc>
                </draw:g>
              </table:table-cell>
              <table:table-cell office:value-type="string">
                <text:p>ICTP_season</text:p>
                <draw:g>
                  <svg:desc>Sheet1.D39:Sheet1.D39</svg:desc>
                </draw:g>
              </table:table-cell>
              <table:table-cell office:value-type="string">
                <text:p>DMI_season</text:p>
                <draw:g>
                  <svg:desc>Sheet1.E39:Sheet1.E39</svg:desc>
                </draw:g>
              </table:table-cell>
              <table:table-cell office:value-type="string">
                <text:p>KNMI_season</text:p>
                <draw:g>
                  <svg:desc>Sheet1.F39:Sheet1.F39</svg:desc>
                </draw:g>
              </table:table-cell>
              <table:table-cell office:value-type="string">
                <text:p>Mean_season</text:p>
                <draw:g>
                  <svg:desc>Sheet1.G39:Sheet1.G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0:Sheet1.B42</svg:desc>
                </draw:g>
              </table:table-cell>
              <table:table-cell office:value-type="float" office:value="0">
                <text:p>0</text:p>
                <draw:g>
                  <svg:desc>Sheet1.C40:Sheet1.C42</svg:desc>
                </draw:g>
              </table:table-cell>
              <table:table-cell office:value-type="float" office:value="0">
                <text:p>0</text:p>
                <draw:g>
                  <svg:desc>Sheet1.D40:Sheet1.D42</svg:desc>
                </draw:g>
              </table:table-cell>
              <table:table-cell office:value-type="float" office:value="0">
                <text:p>0</text:p>
                <draw:g>
                  <svg:desc>Sheet1.E40:Sheet1.E42</svg:desc>
                </draw:g>
              </table:table-cell>
              <table:table-cell office:value-type="float" office:value="0">
                <text:p>0</text:p>
                <draw:g>
                  <svg:desc>Sheet1.F40:Sheet1.F42</svg:desc>
                </draw:g>
              </table:table-cell>
              <table:table-cell office:value-type="float" office:value="0">
                <text:p>0</text:p>
                <draw:g>
                  <svg:desc>Sheet1.G40:Sheet1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">
                <text:p>-0.4</text:p>
              </table:table-cell>
              <table:table-cell office:value-type="float" office:value="-4.3">
                <text:p>-4.3</text:p>
              </table:table-cell>
              <table:table-cell office:value-type="float" office:value="7.7">
                <text:p>7.7</text:p>
              </table:table-cell>
              <table:table-cell office:value-type="float" office:value="-2.7">
                <text:p>-2.7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3">
                <text:p>-18.3</text:p>
              </table:table-cell>
              <table:table-cell office:value-type="float" office:value="-26.9">
                <text:p>-26.9</text:p>
              </table:table-cell>
              <table:table-cell office:value-type="float" office:value="1.1">
                <text:p>1.1</text:p>
              </table:table-cell>
              <table:table-cell office:value-type="float" office:value="-3.7">
                <text:p>-3.7</text:p>
              </table:table-cell>
              <table:table-cell office:value-type="float" office:value="-24.7">
                <text:p>-24.7</text:p>
              </table:table-cell>
              <table:table-cell office:value-type="float" office:value="-14.5">
                <text:p>-1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7.962cm" xlink:href=".." xlink:type="simple" chart:class="chart:line" chart:style-name="ch1">
        <chart:legend chart:legend-position="end" svg:x="12.246cm" svg:y="2.437cm" style:legend-expansion="high" chart:style-name="ch2"/>
        <chart:plot-area chart:style-name="ch3" table:cell-range-address="Sheet1.H39:Sheet1.M42" chart:data-source-has-labels="row" svg:x="0.319cm" svg:y="0.159cm" svg:width="11.608cm" svg:height="7.644cm">
          <chartooo:coordinate-region svg:x="1.046cm" svg:y="0.358cm" svg:width="10.787cm" svg:height="7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0:Sheet1.H42" chart:label-cell-address="Sheet1.H39:Sheet1.H39" chart:class="chart:line">
            <chart:data-point chart:repeated="3"/>
          </chart:series>
          <chart:series chart:style-name="ch7" chart:values-cell-range-address="Sheet1.I40:Sheet1.I42" chart:label-cell-address="Sheet1.I39:Sheet1.I39" chart:class="chart:line">
            <chart:data-point chart:repeated="3"/>
          </chart:series>
          <chart:series chart:style-name="ch8" chart:values-cell-range-address="Sheet1.J40:Sheet1.J42" chart:label-cell-address="Sheet1.J39:Sheet1.J39" chart:class="chart:line">
            <chart:data-point chart:repeated="3"/>
          </chart:series>
          <chart:series chart:style-name="ch9" chart:values-cell-range-address="Sheet1.K40:Sheet1.K42" chart:label-cell-address="Sheet1.K39:Sheet1.K39" chart:class="chart:line">
            <chart:data-point chart:repeated="3"/>
          </chart:series>
          <chart:series chart:style-name="ch10" chart:values-cell-range-address="Sheet1.L40:Sheet1.L42" chart:label-cell-address="Sheet1.L39:Sheet1.L39" chart:class="chart:line">
            <chart:data-point chart:repeated="3"/>
          </chart:series>
          <chart:series chart:style-name="ch11" chart:values-cell-range-address="Sheet1.M40:Sheet1.M42" chart:label-cell-address="Sheet1.M39:Sheet1.M3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July</text:p>
                <draw:g>
                  <svg:desc>Sheet1.H39:Sheet1.H39</svg:desc>
                </draw:g>
              </table:table-cell>
              <table:table-cell office:value-type="string">
                <text:p>MPI_July</text:p>
                <draw:g>
                  <svg:desc>Sheet1.I39:Sheet1.I39</svg:desc>
                </draw:g>
              </table:table-cell>
              <table:table-cell office:value-type="string">
                <text:p>ICTP_July</text:p>
                <draw:g>
                  <svg:desc>Sheet1.J39:Sheet1.J39</svg:desc>
                </draw:g>
              </table:table-cell>
              <table:table-cell office:value-type="string">
                <text:p>DMI_July</text:p>
                <draw:g>
                  <svg:desc>Sheet1.K39:Sheet1.K39</svg:desc>
                </draw:g>
              </table:table-cell>
              <table:table-cell office:value-type="string">
                <text:p>KNMI_July</text:p>
                <draw:g>
                  <svg:desc>Sheet1.L39:Sheet1.L39</svg:desc>
                </draw:g>
              </table:table-cell>
              <table:table-cell office:value-type="string">
                <text:p>Mean_season</text:p>
                <draw:g>
                  <svg:desc>Sheet1.M39:Sheet1.M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0:Sheet1.H42</svg:desc>
                </draw:g>
              </table:table-cell>
              <table:table-cell office:value-type="float" office:value="0">
                <text:p>0</text:p>
                <draw:g>
                  <svg:desc>Sheet1.I40:Sheet1.I42</svg:desc>
                </draw:g>
              </table:table-cell>
              <table:table-cell office:value-type="float" office:value="0">
                <text:p>0</text:p>
                <draw:g>
                  <svg:desc>Sheet1.J40:Sheet1.J42</svg:desc>
                </draw:g>
              </table:table-cell>
              <table:table-cell office:value-type="float" office:value="0">
                <text:p>0</text:p>
                <draw:g>
                  <svg:desc>Sheet1.K40:Sheet1.K42</svg:desc>
                </draw:g>
              </table:table-cell>
              <table:table-cell office:value-type="float" office:value="0">
                <text:p>0</text:p>
                <draw:g>
                  <svg:desc>Sheet1.L40:Sheet1.L42</svg:desc>
                </draw:g>
              </table:table-cell>
              <table:table-cell office:value-type="float" office:value="0">
                <text:p>0</text:p>
                <draw:g>
                  <svg:desc>Sheet1.M40:Sheet1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5">
                <text:p>-0.5</text:p>
              </table:table-cell>
              <table:table-cell office:value-type="float" office:value="-6.5">
                <text:p>-6.5</text:p>
              </table:table-cell>
              <table:table-cell office:value-type="float" office:value="6.1">
                <text:p>6.1</text:p>
              </table:table-cell>
              <table:table-cell office:value-type="float" office:value="-0.6">
                <text:p>-0.6</text:p>
              </table:table-cell>
              <table:table-cell office:value-type="float" office:value="-3.2">
                <text:p>-3.2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.7">
                <text:p>-16.7</text:p>
              </table:table-cell>
              <table:table-cell office:value-type="float" office:value="-23">
                <text:p>-23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  <table:table-cell office:value-type="float" office:value="-18.3">
                <text:p>-18.3</text:p>
              </table:table-cell>
              <table:table-cell office:value-type="float" office:value="-10.98">
                <text:p>-10.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77cm" svg:y="2.959cm" style:legend-expansion="high" chart:style-name="ch2"/>
        <chart:plot-area chart:style-name="ch3" table:cell-range-address="Sheet1.B68:Sheet1.G71" chart:data-source-has-labels="row" svg:x="0.319cm" svg:y="0.18cm" svg:width="11.132cm" svg:height="8.646cm">
          <chartooo:coordinate-region svg:x="1.337cm" svg:y="0.379cm" svg:width="10.02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9:Sheet1.B71" chart:label-cell-address="Sheet1.B68:Sheet1.B68" chart:class="chart:line">
            <chart:data-point chart:repeated="3"/>
          </chart:series>
          <chart:series chart:style-name="ch7" chart:values-cell-range-address="Sheet1.C69:Sheet1.C71" chart:label-cell-address="Sheet1.C68:Sheet1.C68" chart:class="chart:line">
            <chart:data-point chart:repeated="3"/>
          </chart:series>
          <chart:series chart:style-name="ch8" chart:values-cell-range-address="Sheet1.D69:Sheet1.D71" chart:label-cell-address="Sheet1.D68:Sheet1.D68" chart:class="chart:line">
            <chart:data-point chart:repeated="3"/>
          </chart:series>
          <chart:series chart:style-name="ch9" chart:values-cell-range-address="Sheet1.E69:Sheet1.E71" chart:label-cell-address="Sheet1.E68:Sheet1.E68" chart:class="chart:line">
            <chart:data-point chart:repeated="3"/>
          </chart:series>
          <chart:series chart:style-name="ch10" chart:values-cell-range-address="Sheet1.F69:Sheet1.F71" chart:label-cell-address="Sheet1.F68:Sheet1.F68" chart:class="chart:line">
            <chart:data-point chart:repeated="3"/>
          </chart:series>
          <chart:series chart:style-name="ch11" chart:values-cell-range-address="Sheet1.G69:Sheet1.G71" chart:label-cell-address="Sheet1.G68:Sheet1.G6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season</text:p>
                <draw:g>
                  <svg:desc>Sheet1.B68:Sheet1.B68</svg:desc>
                </draw:g>
              </table:table-cell>
              <table:table-cell office:value-type="string">
                <text:p>MPI_season</text:p>
                <draw:g>
                  <svg:desc>Sheet1.C68:Sheet1.C68</svg:desc>
                </draw:g>
              </table:table-cell>
              <table:table-cell office:value-type="string">
                <text:p>ICTP_season</text:p>
                <draw:g>
                  <svg:desc>Sheet1.D68:Sheet1.D68</svg:desc>
                </draw:g>
              </table:table-cell>
              <table:table-cell office:value-type="string">
                <text:p>DMI_season</text:p>
                <draw:g>
                  <svg:desc>Sheet1.E68:Sheet1.E68</svg:desc>
                </draw:g>
              </table:table-cell>
              <table:table-cell office:value-type="string">
                <text:p>KNMI_season</text:p>
                <draw:g>
                  <svg:desc>Sheet1.F68:Sheet1.F68</svg:desc>
                </draw:g>
              </table:table-cell>
              <table:table-cell office:value-type="string">
                <text:p>Mean_season</text:p>
                <draw:g>
                  <svg:desc>Sheet1.G68:Sheet1.G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9:Sheet1.B71</svg:desc>
                </draw:g>
              </table:table-cell>
              <table:table-cell office:value-type="float" office:value="0">
                <text:p>0</text:p>
                <draw:g>
                  <svg:desc>Sheet1.C69:Sheet1.C71</svg:desc>
                </draw:g>
              </table:table-cell>
              <table:table-cell office:value-type="float" office:value="0">
                <text:p>0</text:p>
                <draw:g>
                  <svg:desc>Sheet1.D69:Sheet1.D71</svg:desc>
                </draw:g>
              </table:table-cell>
              <table:table-cell office:value-type="float" office:value="0">
                <text:p>0</text:p>
                <draw:g>
                  <svg:desc>Sheet1.E69:Sheet1.E71</svg:desc>
                </draw:g>
              </table:table-cell>
              <table:table-cell office:value-type="float" office:value="0">
                <text:p>0</text:p>
                <draw:g>
                  <svg:desc>Sheet1.F69:Sheet1.F71</svg:desc>
                </draw:g>
              </table:table-cell>
              <table:table-cell office:value-type="float" office:value="0">
                <text:p>0</text:p>
                <draw:g>
                  <svg:desc>Sheet1.G69:Sheet1.G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31685732786507">
                <text:p>0.000431685732786507</text:p>
              </table:table-cell>
              <table:table-cell office:value-type="float" office:value="-0.009301319489509">
                <text:p>-0.009301319489509</text:p>
              </table:table-cell>
              <table:table-cell office:value-type="float" office:value="0.0170203359858533">
                <text:p>0.0170203359858533</text:p>
              </table:table-cell>
              <table:table-cell office:value-type="float" office:value="-0.00579710144927541">
                <text:p>-0.00579710144927541</text:p>
              </table:table-cell>
              <table:table-cell office:value-type="float" office:value="0.000220896841175221">
                <text:p>0.000220896841175221</text:p>
              </table:table-cell>
              <table:table-cell office:value-type="float" office:value="0.000482625482625542">
                <text:p>0.000482625482625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92834016835743">
                <text:p>-0.0392834016835743</text:p>
              </table:table-cell>
              <table:table-cell office:value-type="float" office:value="-0.0581873242483237">
                <text:p>-0.0581873242483237</text:p>
              </table:table-cell>
              <table:table-cell office:value-type="float" office:value="0.00243147656940765">
                <text:p>0.00243147656940765</text:p>
              </table:table-cell>
              <table:table-cell office:value-type="float" office:value="-0.00824972129319953">
                <text:p>-0.00824972129319953</text:p>
              </table:table-cell>
              <table:table-cell office:value-type="float" office:value="-0.0547824166114425">
                <text:p>-0.0547824166114425</text:p>
              </table:table-cell>
              <table:table-cell office:value-type="float" office:value="-0.0318094068094069">
                <text:p>-0.03180940680940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7.412cm" xlink:href=".." xlink:type="simple" chart:class="chart:line" chart:style-name="ch1">
        <chart:legend chart:legend-position="end" svg:x="12.248cm" svg:y="2.162cm" style:legend-expansion="high" chart:style-name="ch2"/>
        <chart:plot-area chart:style-name="ch3" table:cell-range-address="Sheet1.H68:Sheet1.M71" chart:data-source-has-labels="row" svg:x="0.32cm" svg:y="0.148cm" svg:width="11.608cm" svg:height="7.116cm">
          <chartooo:coordinate-region svg:x="1.338cm" svg:y="0.347cm" svg:width="10.496cm" svg:height="6.7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69:Sheet1.H71" chart:label-cell-address="Sheet1.H68:Sheet1.H68" chart:class="chart:line">
            <chart:data-point chart:repeated="3"/>
          </chart:series>
          <chart:series chart:style-name="ch7" chart:values-cell-range-address="Sheet1.I69:Sheet1.I71" chart:label-cell-address="Sheet1.I68:Sheet1.I68" chart:class="chart:line">
            <chart:data-point chart:repeated="3"/>
          </chart:series>
          <chart:series chart:style-name="ch8" chart:values-cell-range-address="Sheet1.J69:Sheet1.J71" chart:label-cell-address="Sheet1.J68:Sheet1.J68" chart:class="chart:line">
            <chart:data-point chart:repeated="3"/>
          </chart:series>
          <chart:series chart:style-name="ch9" chart:values-cell-range-address="Sheet1.K69:Sheet1.K71" chart:label-cell-address="Sheet1.K68:Sheet1.K68" chart:class="chart:line">
            <chart:data-point chart:repeated="3"/>
          </chart:series>
          <chart:series chart:style-name="ch10" chart:values-cell-range-address="Sheet1.L69:Sheet1.L71" chart:label-cell-address="Sheet1.L68:Sheet1.L68" chart:class="chart:line">
            <chart:data-point chart:repeated="3"/>
          </chart:series>
          <chart:series chart:style-name="ch11" chart:values-cell-range-address="Sheet1.M69:Sheet1.M71" chart:label-cell-address="Sheet1.M68:Sheet1.M6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HIRCA_July</text:p>
                <draw:g>
                  <svg:desc>Sheet1.H68:Sheet1.H68</svg:desc>
                </draw:g>
              </table:table-cell>
              <table:table-cell office:value-type="string">
                <text:p>MPI_July</text:p>
                <draw:g>
                  <svg:desc>Sheet1.I68:Sheet1.I68</svg:desc>
                </draw:g>
              </table:table-cell>
              <table:table-cell office:value-type="string">
                <text:p>ICTP_July</text:p>
                <draw:g>
                  <svg:desc>Sheet1.J68:Sheet1.J68</svg:desc>
                </draw:g>
              </table:table-cell>
              <table:table-cell office:value-type="string">
                <text:p>DMI_July</text:p>
                <draw:g>
                  <svg:desc>Sheet1.K68:Sheet1.K68</svg:desc>
                </draw:g>
              </table:table-cell>
              <table:table-cell office:value-type="string">
                <text:p>KNMI_July</text:p>
                <draw:g>
                  <svg:desc>Sheet1.L68:Sheet1.L68</svg:desc>
                </draw:g>
              </table:table-cell>
              <table:table-cell office:value-type="string">
                <text:p>Mean_season</text:p>
                <draw:g>
                  <svg:desc>Sheet1.M68:Sheet1.M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69:Sheet1.H71</svg:desc>
                </draw:g>
              </table:table-cell>
              <table:table-cell office:value-type="float" office:value="0">
                <text:p>0</text:p>
                <draw:g>
                  <svg:desc>Sheet1.I69:Sheet1.I71</svg:desc>
                </draw:g>
              </table:table-cell>
              <table:table-cell office:value-type="float" office:value="0">
                <text:p>0</text:p>
                <draw:g>
                  <svg:desc>Sheet1.J69:Sheet1.J71</svg:desc>
                </draw:g>
              </table:table-cell>
              <table:table-cell office:value-type="float" office:value="0">
                <text:p>0</text:p>
                <draw:g>
                  <svg:desc>Sheet1.K69:Sheet1.K71</svg:desc>
                </draw:g>
              </table:table-cell>
              <table:table-cell office:value-type="float" office:value="0">
                <text:p>0</text:p>
                <draw:g>
                  <svg:desc>Sheet1.L69:Sheet1.L71</svg:desc>
                </draw:g>
              </table:table-cell>
              <table:table-cell office:value-type="float" office:value="0">
                <text:p>0</text:p>
                <draw:g>
                  <svg:desc>Sheet1.M69:Sheet1.M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106655290102389">
                <text:p>-0.00106655290102389</text:p>
              </table:table-cell>
              <table:table-cell office:value-type="float" office:value="-0.0137516115169746">
                <text:p>-0.0137516115169746</text:p>
              </table:table-cell>
              <table:table-cell office:value-type="float" office:value="0.0133216859576327">
                <text:p>0.0133216859576327</text:p>
              </table:table-cell>
              <table:table-cell office:value-type="float" office:value="-0.00133838947133621">
                <text:p>-0.00133838947133621</text:p>
              </table:table-cell>
              <table:table-cell office:value-type="float" office:value="-0.0068644818423384">
                <text:p>-0.0068644818423384</text:p>
              </table:table-cell>
              <table:table-cell office:value-type="float" office:value="-0.00196335078534026">
                <text:p>-0.00196335078534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56228668941979">
                <text:p>-0.0356228668941979</text:p>
              </table:table-cell>
              <table:table-cell office:value-type="float" office:value="-0.0494198538891276">
                <text:p>-0.0494198538891276</text:p>
              </table:table-cell>
              <table:table-cell office:value-type="float" office:value="0.00240227123826168">
                <text:p>0.00240227123826168</text:p>
              </table:table-cell>
              <table:table-cell office:value-type="float" office:value="0.0044612982377872">
                <text:p>0.0044612982377872</text:p>
              </table:table-cell>
              <table:table-cell office:value-type="float" office:value="-0.0403011514614704">
                <text:p>-0.0403011514614704</text:p>
              </table:table-cell>
              <table:table-cell office:value-type="float" office:value="-0.0239092495636999">
                <text:p>-0.0239092495636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